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1a6e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033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034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6035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Dashed_20__28_var_29__20_6036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Dashed_20__28_var_29__20_6037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dash" draw:stroke-dash="Dashed_20__28_var_29__20_6038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dash" draw:stroke-dash="Dashed_20__28_var_29__20_6039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dash" draw:stroke-dash="Dashed_20__28_var_29__20_604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dash" draw:stroke-dash="Dashed_20__28_var_29__20_604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3" style:family="graphic" style:parent-style-name="standard">
      <style:graphic-properties draw:stroke="dash" draw:stroke-dash="Dashed_20__28_var_29__20_604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043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044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045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046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047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403cm" svg:height="1.4cm" svg:x="11.058cm" svg:y="14.507cm">
            <text:p/>
          </draw:rect>
          <draw:rect draw:style-name="gr2" draw:text-style-name="P2" draw:layer="layout" svg:width="1.403cm" svg:height="1.401cm" svg:x="9.661cm" svg:y="14.505cm">
            <text:p/>
          </draw:rect>
          <draw:rect draw:style-name="gr3" draw:text-style-name="P3" draw:layer="layout" svg:width="1.403cm" svg:height="1.401cm" svg:x="9.652cm" svg:y="14.491cm">
            <text:p/>
          </draw:rect>
          <draw:line draw:style-name="gr4" draw:text-style-name="P4" draw:layer="layout" svg:x1="10.283cm" svg:y1="15.12cm" svg:x2="10.415cm" svg:y2="15.252cm">
            <text:p/>
          </draw:line>
          <draw:line draw:style-name="gr5" draw:text-style-name="P4" draw:layer="layout" svg:x1="10.289cm" svg:y1="15.252cm" svg:x2="10.414cm" svg:y2="15.127cm">
            <text:p/>
          </draw:line>
          <draw:line draw:style-name="gr6" draw:text-style-name="P4" draw:layer="layout" svg:x1="10.352cm" svg:y1="14.492cm" svg:x2="11.052cm" svg:y2="15.192cm">
            <text:p/>
          </draw:line>
          <draw:line draw:style-name="gr7" draw:text-style-name="P4" draw:layer="layout" svg:x1="9.652cm" svg:y1="15.201cm" svg:x2="10.352cm" svg:y2="14.501cm">
            <text:p/>
          </draw:line>
          <draw:line draw:style-name="gr8" draw:text-style-name="P4" draw:layer="layout" svg:x1="10.352cm" svg:y1="15.887cm" svg:x2="9.652cm" svg:y2="15.187cm">
            <text:p/>
          </draw:line>
          <draw:line draw:style-name="gr9" draw:text-style-name="P4" draw:layer="layout" svg:x1="11.052cm" svg:y1="15.18cm" svg:x2="10.352cm" svg:y2="15.88cm">
            <text:p/>
          </draw:line>
          <draw:rect draw:style-name="gr3" draw:text-style-name="P3" draw:layer="layout" svg:width="1.405cm" svg:height="1.401cm" svg:x="11.058cm" svg:y="14.498cm">
            <text:p/>
          </draw:rect>
          <draw:line draw:style-name="gr10" draw:text-style-name="P5" draw:layer="layout" svg:x1="11.76cm" svg:y1="14.508cm" svg:x2="12.46cm" svg:y2="15.208cm">
            <text:p/>
          </draw:line>
          <draw:line draw:style-name="gr11" draw:text-style-name="P5" draw:layer="layout" svg:x1="11.061cm" svg:y1="15.215cm" svg:x2="11.761cm" svg:y2="14.515cm">
            <text:p/>
          </draw:line>
          <draw:line draw:style-name="gr12" draw:text-style-name="P5" draw:layer="layout" svg:x1="11.761cm" svg:y1="15.903cm" svg:x2="11.061cm" svg:y2="15.203cm">
            <text:p/>
          </draw:line>
          <draw:line draw:style-name="gr13" draw:text-style-name="P5" draw:layer="layout" svg:x1="12.46cm" svg:y1="15.196cm" svg:x2="11.76cm" svg:y2="15.896cm">
            <text:p/>
          </draw:line>
          <draw:g>
            <draw:g>
              <draw:path draw:style-name="gr14" draw:text-style-name="P6" draw:layer="layout" svg:width="0.286cm" svg:height="0.088cm" draw:transform="skewX (0.0912807198793034) rotate (-0.85276787252443) translate (9.43022808783714cm 14.2533628506103cm)" svg:viewBox="0 0 287 89" svg:d="M39 80l15 4 17 2 20 3h19 19l19-1 17-4 15-4 13-7 12-6 8-6v1l74 2v-26l-69-1-6-8-8-7-10-7-13-4-17-4-16-5-18-2h-21-19l-19 2-17 4-16 5-13 6-10 6-8 6-6 8-1 7 1 9 6 8 7 7 12 6zM127 78h-17l-16-1-15-2-15-3-12-3-10-5-7-6-5-6-2-6 1-8 5-6 9-5 9-5 12-5 14-3 15-2 17-1 16 1 15 2 14 4 12 4 10 5 7 5 6 6 1 6-2 8-4 6-8 6-10 5-11 4-14 3z">
                <text:p/>
              </draw:path>
              <draw:polygon draw:style-name="gr15" draw:text-style-name="P6" draw:layer="layout" svg:width="0.484cm" svg:height="0.057cm" draw:transform="rotate (2.65639112153537) translate (9.94117517421963cm 14.7275879537162cm)" svg:viewBox="0 0 485 58" draw:points="0,51 423,58 485,32 454,4 329,0 305,13 155,25">
                <text:p/>
              </draw:polygon>
            </draw:g>
            <draw:g>
              <draw:path draw:style-name="gr16" draw:text-style-name="P6" draw:layer="layout" svg:width="0.281cm" svg:height="0.072cm" draw:transform="skewX (-0.909840139064644) rotate (-2.48238179511154) translate (9.61699436924545cm 14.5219514433724cm)" svg:viewBox="0 0 282 73" svg:d="M245 62l-15 5-18 3-18 2-19 1-20-1-17-2-19-2-14-4-13-4-10-5-8-5 1 2-75 2v-22l68-1 4-6 8-5 11-5 13-6 17-4 16-2 17-1 20-2h19l19 2 16 3 16 3 14 4 10 5 8 5 4 6 2 7-1 6-6 7-7 5-11 5zM158 63h17 15l16-2 13-3 13-4 9-4 7-5 6-5 1-5-2-5-4-5-8-4-9-4-13-3-13-3-16-1-16-1-16 2-14 1-14 2-12 4-11 4-7 4-4 5v5 6l5 5 7 4 9 5 14 3 13 2z">
                <text:p/>
              </draw:path>
              <draw:path draw:style-name="gr17" draw:text-style-name="P6" draw:layer="layout" svg:width="0.486cm" svg:height="0.068cm" draw:transform="rotate (-2.75884194862744) translate (9.98120543841256cm 14.3722720587391cm)" svg:viewBox="0 0 487 69" svg:d="M481 13l6 14-24 24c-513 36-308 6-463 10l368-61z">
                <text:p/>
              </draw:path>
            </draw:g>
            <draw:circle draw:style-name="gr18" draw:text-style-name="P6" draw:layer="layout" svg:width="0.034cm" svg:height="0.034cm" draw:transform="rotate (1.13097335529233) translate (9.575cm 14.509cm)">
              <text:p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033" draw:display-name="Dashed (var) 6033" draw:style="rect" draw:dots1="1" draw:dots1-length="0.009cm" draw:dots2="1" draw:dots2-length="0.009cm" draw:distance="0.009cm"/>
    <draw:stroke-dash draw:name="Dashed_20__28_var_29__20_6034" draw:display-name="Dashed (var) 6034" draw:style="rect" draw:dots1="1" draw:dots1-length="0.009cm" draw:dots2="1" draw:dots2-length="0.009cm" draw:distance="0.009cm"/>
    <draw:stroke-dash draw:name="Dashed_20__28_var_29__20_6035" draw:display-name="Dashed (var) 6035" draw:style="rect" draw:dots1="1" draw:dots1-length="0.029cm" draw:dots2="1" draw:dots2-length="0.029cm" draw:distance="0.029cm"/>
    <draw:stroke-dash draw:name="Dashed_20__28_var_29__20_6036" draw:display-name="Dashed (var) 6036" draw:style="rect" draw:dots1="1" draw:dots1-length="0.029cm" draw:dots2="1" draw:dots2-length="0.029cm" draw:distance="0.029cm"/>
    <draw:stroke-dash draw:name="Dashed_20__28_var_29__20_6037" draw:display-name="Dashed (var) 6037" draw:style="rect" draw:dots1="1" draw:dots1-length="0.029cm" draw:dots2="1" draw:dots2-length="0.029cm" draw:distance="0.029cm"/>
    <draw:stroke-dash draw:name="Dashed_20__28_var_29__20_6038" draw:display-name="Dashed (var) 6038" draw:style="rect" draw:dots1="1" draw:dots1-length="0.029cm" draw:dots2="1" draw:dots2-length="0.029cm" draw:distance="0.029cm"/>
    <draw:stroke-dash draw:name="Dashed_20__28_var_29__20_6039" draw:display-name="Dashed (var) 6039" draw:style="rect" draw:dots1="1" draw:dots1-length="0.029cm" draw:dots2="1" draw:dots2-length="0.029cm" draw:distance="0.029cm"/>
    <draw:stroke-dash draw:name="Dashed_20__28_var_29__20_6040" draw:display-name="Dashed (var) 6040" draw:style="rect" draw:dots1="1" draw:dots1-length="0.029cm" draw:dots2="1" draw:dots2-length="0.029cm" draw:distance="0.029cm"/>
    <draw:stroke-dash draw:name="Dashed_20__28_var_29__20_6041" draw:display-name="Dashed (var) 6041" draw:style="rect" draw:dots1="1" draw:dots1-length="0.029cm" draw:dots2="1" draw:dots2-length="0.029cm" draw:distance="0.029cm"/>
    <draw:stroke-dash draw:name="Dashed_20__28_var_29__20_6042" draw:display-name="Dashed (var) 6042" draw:style="rect" draw:dots1="1" draw:dots1-length="0.029cm" draw:dots2="1" draw:dots2-length="0.029cm" draw:distance="0.029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07:32:37.709869371</meta:creation-date>
    <dc:date>2018-05-15T07:32:55.785634305</dc:date>
    <meta:editing-duration>PT18S</meta:editing-duration>
    <meta:editing-cycles>1</meta:editing-cycles>
    <meta:document-statistic meta:object-count="23"/>
    <meta:generator>LibreOffice/6.0.0.3$MacOSX_X86_64 LibreOffice_project/64a0f66915f38c6217de274f0aa8e15618924765</meta:generator>
  </office:meta>
</office:document-meta>
</file>